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701in" table:align="margins"/>
    </style:style>
    <style:style style:name="Table1.A" style:family="table-column">
      <style:table-column-properties style:column-width="7.770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7.7701in" table:align="margins"/>
    </style:style>
    <style:style style:name="Table2.A" style:family="table-column">
      <style:table-column-properties style:column-width="7.770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7.7701in" table:align="margins"/>
    </style:style>
    <style:style style:name="Table3.A" style:family="table-column">
      <style:table-column-properties style:column-width="7.770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7.7701in" table:align="margins"/>
    </style:style>
    <style:style style:name="Table4.A" style:family="table-column">
      <style:table-column-properties style:column-width="7.770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7.7701in" table:align="margins"/>
    </style:style>
    <style:style style:name="Table5.A" style:family="table-column">
      <style:table-column-properties style:column-width="7.770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7.7701in" table:align="margins"/>
    </style:style>
    <style:style style:name="Table6.A" style:family="table-column">
      <style:table-column-properties style:column-width="7.7701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7787e" officeooo:paragraph-rsid="0017787e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17787e" officeooo:paragraph-rsid="0017787e" style:font-size-asian="14pt" style:font-size-complex="14pt"/>
    </style:style>
    <style:style style:name="P3" style:family="paragraph" style:parent-style-name="Standard">
      <style:paragraph-properties fo:margin-top="0.0791in" fo:margin-bottom="0.0791in" style:contextual-spacing="false" fo:line-height="200%" fo:text-align="start" style:justify-single-word="false"/>
      <style:text-properties style:font-name="Times New Roman" fo:font-size="14pt" fo:font-weight="bold" officeooo:rsid="001a09f0" officeooo:paragraph-rsid="001a09f0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0791in" fo:margin-bottom="0.0791in" style:contextual-spacing="false" fo:line-height="100%" fo:text-align="start" style:justify-single-word="false"/>
      <style:text-properties style:font-name="Times New Roman" fo:font-size="14pt" fo:font-weight="normal" officeooo:rsid="001b449e" officeooo:paragraph-rsid="001b449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.0791in" fo:margin-bottom="0.0791in" style:contextual-spacing="false" fo:line-height="100%" fo:text-align="start" style:justify-single-word="false"/>
      <style:text-properties style:font-name="Times New Roman" fo:font-size="14pt" fo:font-weight="normal" officeooo:rsid="001c76ab" officeooo:paragraph-rsid="001c76ab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DejaVu Sans Mono" fo:font-size="9pt" style:font-size-asian="9pt" style:font-size-complex="9pt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Standard" style:list-style-name="L1">
      <style:paragraph-properties fo:line-height="200%" fo:text-align="start" style:justify-single-word="false"/>
      <style:text-properties style:font-name="Times New Roman" fo:font-size="14pt" fo:font-weight="bold" officeooo:rsid="0017787e" officeooo:paragraph-rsid="0017787e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margin-top="0.0791in" fo:margin-bottom="0.0791in" style:contextual-spacing="false" fo:line-height="200%" fo:text-align="start" style:justify-single-word="false"/>
      <style:text-properties style:font-name="Times New Roman" fo:font-size="14pt" fo:font-weight="bold" officeooo:rsid="0018c185" officeooo:paragraph-rsid="0019a4c4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margin-top="0.0791in" fo:margin-bottom="0.0791in" style:contextual-spacing="false" fo:line-height="200%" fo:text-align="start" style:justify-single-word="false"/>
      <style:text-properties style:font-name="Times New Roman" fo:font-size="14pt" fo:font-weight="bold" officeooo:rsid="001f6dc7" officeooo:paragraph-rsid="001f6dc7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margin-top="0.0791in" fo:margin-bottom="0.0791in" style:contextual-spacing="false" fo:line-height="200%" fo:text-align="start" style:justify-single-word="false"/>
      <style:text-properties style:font-name="Times New Roman" fo:font-size="14pt" fo:font-weight="normal" officeooo:rsid="001f6dc7" officeooo:paragraph-rsid="001f6dc7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margin-top="0.0791in" fo:margin-bottom="0.0791in" style:contextual-spacing="false" fo:line-height="100%" fo:text-align="start" style:justify-single-word="false"/>
      <style:text-properties style:font-name="Times New Roman" fo:font-size="14pt" fo:font-weight="normal" officeooo:rsid="001f6dc7" officeooo:paragraph-rsid="001f6dc7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margin-top="0.0791in" fo:margin-bottom="0.0791in" style:contextual-spacing="false" fo:line-height="100%" fo:text-align="start" style:justify-single-word="false"/>
      <style:text-properties officeooo:rsid="0023bb17" officeooo:paragraph-rsid="0023bb17"/>
    </style:style>
    <style:style style:name="P14" style:family="paragraph" style:parent-style-name="Standard" style:list-style-name="L1">
      <style:paragraph-properties fo:margin-top="0.0791in" fo:margin-bottom="0.0791in" style:contextual-spacing="false" fo:line-height="200%" fo:text-align="start" style:justify-single-word="false" fo:break-before="page"/>
      <style:text-properties style:font-name="Times New Roman" fo:font-size="14pt" fo:font-weight="bold" officeooo:rsid="001a09f0" officeooo:paragraph-rsid="001a09f0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margin-top="0.0791in" fo:margin-bottom="0.0791in" style:contextual-spacing="false" fo:line-height="100%" fo:text-align="start" style:justify-single-word="false" fo:break-before="page"/>
      <style:text-properties style:font-name="Times New Roman" fo:font-size="14pt" fo:font-weight="bold" officeooo:rsid="001b449e" officeooo:paragraph-rsid="001b449e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paragraph-properties fo:margin-top="0.0791in" fo:margin-bottom="0.0791in" style:contextual-spacing="false" fo:line-height="200%" fo:text-align="start" style:justify-single-word="false" fo:break-before="page"/>
      <style:text-properties style:font-name="Times New Roman" fo:font-size="14pt" fo:font-weight="bold" officeooo:rsid="001c76ab" officeooo:paragraph-rsid="001c76ab" style:font-size-asian="14pt" style:font-weight-asian="bold" style:font-size-complex="14pt" style:font-weight-complex="bold"/>
    </style:style>
    <style:style style:name="P17" style:family="paragraph" style:parent-style-name="Standard" style:list-style-name="L2">
      <style:paragraph-properties fo:margin-top="0.0791in" fo:margin-bottom="0.0791in" style:contextual-spacing="false" fo:line-height="100%" fo:text-align="start" style:justify-single-word="false" fo:break-before="page"/>
      <style:text-properties officeooo:paragraph-rsid="00206e43"/>
    </style:style>
    <style:style style:name="T1" style:family="text">
      <style:text-properties officeooo:rsid="001a09f0"/>
    </style:style>
    <style:style style:name="T2" style:family="text">
      <style:text-properties officeooo:rsid="001cff6a"/>
    </style:style>
    <style:style style:name="T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officeooo:rsid="00206e43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weight="normal" officeooo:rsid="002267ba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font-style="italic" fo:font-weight="normal" officeooo:rsid="00206e43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Асинхронное программирование</text:h>
      <text:p text:style-name="P1"/>
      <text:list xml:id="list3385214449" text:style-name="L1">
        <text:list-item>
          <text:p text:style-name="P8">Синхронный сервер.</text:p>
        </text:list-item>
      </text:list>
      <table:table table:name="Table1" table:style-name="Table1">
        <table:table-column table:style-name="Table1.A"/>
        <table:table-row table:style-name="TableLine139952650216384">
          <table:table-cell table:style-name="Table1.A1" office:value-type="string">
            <text:p text:style-name="P6">import socket</text:p>
            <text:p text:style-name="P6"/>
            <text:p text:style-name="P6">server_socket = socket.socket()</text:p>
            <text:p text:style-name="P6">server_socket.setsockopt(socket.SOL_SOCKET, socket.SO_REUSEADDR, 1)</text:p>
            <text:p text:style-name="P6">server_socket.bind(("localhost", 5050))</text:p>
            <text:p text:style-name="P6">server_socket.listen()</text:p>
            <text:p text:style-name="P6"/>
            <text:p text:style-name="P6">while True:</text:p>
            <text:p text:style-name="P6"><text:s text:c="4"/>client_socket, client_addr = server_socket.accept()</text:p>
            <text:p text:style-name="P6"><text:s text:c="4"/>while True:</text:p>
            <text:p text:style-name="P6"><text:s text:c="8"/>request = client_socket.recv(4096)</text:p>
            <text:p text:style-name="P6"><text:s text:c="8"/>if not request:</text:p>
            <text:p text:style-name="P6"><text:s text:c="12"/>break</text:p>
            <text:p text:style-name="P6"><text:s text:c="8"/>else:</text:p>
            <text:p text:style-name="P6"><text:s text:c="12"/>response = "Hello\n".encode()</text:p>
            <text:p text:style-name="P6"><text:s text:c="12"/>client_socket.send(response)</text:p>
          </table:table-cell>
        </table:table-row>
      </table:table>
      <text:p text:style-name="P2"/>
      <text:list xml:id="list164832777556666" text:continue-numbering="true" text:style-name="L1">
        <text:list-item>
          <text:p text:style-name="P9">Асинхронный сервер. <text:span text:style-name="T1">Модуль select.</text:span></text:p>
        </text:list-item>
      </text:list>
      <table:table table:name="Table2" table:style-name="Table2">
        <table:table-column table:style-name="Table2.A"/>
        <table:table-row table:style-name="TableLine93847064211920">
          <table:table-cell table:style-name="Table2.A1" office:value-type="string">
            <text:p text:style-name="P6">import socket</text:p>
            <text:p text:style-name="P6">from select import select</text:p>
            <text:p text:style-name="P6"/>
            <text:p text:style-name="P6">to_monitor = []</text:p>
            <text:p text:style-name="P6"/>
            <text:p text:style-name="P6">server_socket = socket.socket()</text:p>
            <text:p text:style-name="P6">server_socket.setsockopt(socket.SOL_SOCKET, socket.SO_REUSEADDR, 1)</text:p>
            <text:p text:style-name="P6">server_socket.bind(("localhost", 5050))</text:p>
            <text:p text:style-name="P6">server_socket.listen()</text:p>
            <text:p text:style-name="P6">to_monitor.append(server_socket)</text:p>
            <text:p text:style-name="P6"/>
            <text:p text:style-name="P6"/>
            <text:p text:style-name="P6">def accept_connection(server_socket):</text:p>
            <text:p text:style-name="P6"><text:s text:c="4"/>client_socket, client_addr = server_socket.accept()</text:p>
            <text:p text:style-name="P6"><text:s text:c="4"/>print("New connection from: {0}".format(client_addr))</text:p>
            <text:p text:style-name="P6"><text:s text:c="4"/>to_monitor.append(client_socket)</text:p>
            <text:p text:style-name="P6"/>
            <text:p text:style-name="P6">def send_response(client_socket):</text:p>
            <text:p text:style-name="P6"><text:s text:c="8"/>data = client_socket.recv(4096)</text:p>
            <text:p text:style-name="P6"><text:s text:c="8"/>if data:</text:p>
            <text:p text:style-name="P6"><text:s text:c="12"/>client_socket.send("Hello!\n".encode())</text:p>
            <text:p text:style-name="P6"><text:s text:c="8"/>else:</text:p>
            <text:p text:style-name="P6"><text:s text:c="12"/>to_monitor.remove(client_socket)</text:p>
            <text:p text:style-name="P6"><text:s text:c="12"/>client_socket.close()</text:p>
            <text:p text:style-name="P6"/>
            <text:p text:style-name="P6">def event_loop():</text:p>
            <text:p text:style-name="P6"><text:s text:c="4"/>while True:</text:p>
            <text:p text:style-name="P6"><text:s text:c="8"/>ready_to_read = select(to_monitor, [], [])[0]</text:p>
            <text:p text:style-name="P6"><text:s text:c="8"/>for sock in ready_to_read:</text:p>
            <text:p text:style-name="P6"><text:s text:c="12"/>if sock is server_socket:</text:p>
            <text:p text:style-name="P6"><text:s text:c="16"/>accept_connection(sock)</text:p>
            <text:p text:style-name="P6"><text:s text:c="12"/>else:</text:p>
            <text:p text:style-name="P6"><text:s text:c="16"/>send_response(sock)</text:p>
            <text:p text:style-name="P6"/>
            <text:p text:style-name="P6">if __name__ == "__main__":</text:p>
            <text:p text:style-name="P6"><text:s text:c="4"/>event_loop()</text:p>
          </table:table-cell>
        </table:table-row>
      </table:table>
      <text:p text:style-name="P3"/>
      <text:list xml:id="list164831806919657" text:continue-numbering="true" text:style-name="L1">
        <text:list-item>
          <text:p text:style-name="P14">Асинхронный сервер. Модуль selectors, используем callback.</text:p>
        </text:list-item>
      </text:list>
      <table:table table:name="Table3" table:style-name="Table3">
        <table:table-column table:style-name="Table3.A"/>
        <table:table-row table:style-name="TableLine93847064234608">
          <table:table-cell table:style-name="Table3.A1" office:value-type="string">
            <text:p text:style-name="P6">import socket</text:p>
            <text:p text:style-name="P6">import selectors</text:p>
            <text:p text:style-name="P6"/>
            <text:p text:style-name="P6"/>
            <text:p text:style-name="P6">selector = selectors.DefaultSelector()</text:p>
            <text:p text:style-name="P6"/>
            <text:p text:style-name="P6">def server(host="localhost", port=5050):</text:p>
            <text:p text:style-name="P6"><text:s text:c="4"/>server_socket = socket.socket()</text:p>
            <text:p text:style-name="P6"><text:s text:c="4"/>server_socket.setsockopt(socket.SOL_SOCKET, socket.SO_REUSEADDR, 1)</text:p>
            <text:p text:style-name="P6"><text:s text:c="4"/>server_socket.bind((host, port))</text:p>
            <text:p text:style-name="P6"><text:s text:c="4"/>server_socket.listen()</text:p>
            <text:p text:style-name="P6"/>
            <text:p text:style-name="P6"><text:s text:c="4"/>selector.register(fileobj=server_socket, events=selectors.EVENT_READ, data=accept_connection)</text:p>
            <text:p text:style-name="P6"/>
            <text:p text:style-name="P6"/>
            <text:p text:style-name="P6">def accept_connection(server_socket):</text:p>
            <text:p text:style-name="P6"><text:s text:c="4"/>client_socket, client_addr = server_socket.accept()</text:p>
            <text:p text:style-name="P6"><text:s text:c="4"/>print("New connection from: {0}".format(client_addr))</text:p>
            <text:p text:style-name="P6"><text:s text:c="4"/>selector.register(fileobj=client_socket, events=selectors.EVENT_READ, data=send_response)</text:p>
            <text:p text:style-name="P6"/>
            <text:p text:style-name="P6">def send_response(client_socket):</text:p>
            <text:p text:style-name="P6"><text:s text:c="8"/>data = client_socket.recv(4096)</text:p>
            <text:p text:style-name="P6"><text:s text:c="8"/>if data:</text:p>
            <text:p text:style-name="P6"><text:s text:c="12"/>client_socket.send("Hello!\n".encode())</text:p>
            <text:p text:style-name="P6"><text:s text:c="8"/>else:</text:p>
            <text:p text:style-name="P6"><text:s text:c="12"/>selector.unregister(client_socket)</text:p>
            <text:p text:style-name="P6"><text:s text:c="12"/>client_socket.close()</text:p>
            <text:p text:style-name="P6"/>
            <text:p text:style-name="P6">def event_loop():</text:p>
            <text:p text:style-name="P6"><text:s text:c="4"/>while True:</text:p>
            <text:p text:style-name="P6"><text:s text:c="8"/>ready = selector.select()</text:p>
            <text:p text:style-name="P6"><text:s text:c="8"/>for selector_key, events in ready:</text:p>
            <text:p text:style-name="P6"><text:s text:c="12"/>func, sock = selector_key.data, selector_key.fileobj</text:p>
            <text:p text:style-name="P6"><text:s text:c="12"/>func(sock)</text:p>
            <text:p text:style-name="P6"/>
            <text:p text:style-name="P6"/>
            <text:p text:style-name="P6">if __name__ == "__main__":</text:p>
            <text:p text:style-name="P6"><text:s text:c="4"/>server()</text:p>
            <text:p text:style-name="P6"><text:s text:c="4"/>event_loop()</text:p>
          </table:table-cell>
        </table:table-row>
      </table:table>
      <text:p text:style-name="P4"/>
      <text:list xml:id="list164832460490022" text:continue-numbering="true" text:style-name="L1">
        <text:list-item>
          <text:p text:style-name="P15">Асинхронный сервер. Модуль select и генераторы.</text:p>
        </text:list-item>
      </text:list>
      <table:table table:name="Table4" table:style-name="Table4">
        <table:table-column table:style-name="Table4.A"/>
        <table:table-row table:style-name="TableLine93847064374096">
          <table:table-cell table:style-name="Table4.A1" office:value-type="string">
            <text:p text:style-name="P6">import socket</text:p>
            <text:p text:style-name="P6">from collections import namedtuple</text:p>
            <text:p text:style-name="P6">from select import select</text:p>
            <text:p text:style-name="P6"/>
            <text:p text:style-name="P6">tasks = []</text:p>
            <text:p text:style-name="P6">RESPONSE_MESSAGE = b"Hello World\n"</text:p>
            <text:p text:style-name="P6">ACTION_READ = "read"</text:p>
            <text:p text:style-name="P6">ACTION_WRITE = "write"</text:p>
            <text:p text:style-name="P6">wait_readable = {}</text:p>
            <text:p text:style-name="P6">wait_writable = {}</text:p>
            <text:p text:style-name="P6"/>
            <text:p text:style-name="P6">def create_server():</text:p>
            <text:p text:style-name="P6"><text:s text:c="4"/>server_socket = socket.socket(socket.AF_INET, socket.SOCK_STREAM)</text:p>
            <text:p text:style-name="P6"><text:s text:c="4"/>server_socket.setsockopt(socket.SOL_SOCKET, socket.SO_REUSEADDR, True)</text:p>
            <text:p text:style-name="P6"><text:s text:c="4"/>server_socket.bind(("localhost", 5000))</text:p>
            <text:p text:style-name="P6"><text:s text:c="4"/>server_socket.listen()</text:p>
            <text:p text:style-name="P6"><text:s text:c="4"/>return accept_connections(server_socket)</text:p>
            <text:p text:style-name="P6"/>
            <text:p text:style-name="P6">def accept_connections(server_socket):</text:p>
            <text:p text:style-name="P6"><text:s text:c="4"/>while True:</text:p>
            <text:p text:style-name="P6"><text:s text:c="8"/>yield server_socket, ACTION_READ</text:p>
            <text:p text:style-name="P6"><text:s text:c="8"/>client_socket, client_addr = server_socket.accept()</text:p>
            <text:p text:style-name="P6"><text:s text:c="8"/>tasks.append(receive_data(client_socket))</text:p>
            <text:p text:style-name="P6"><text:s text:c="8"/>print("New connection from {0}".format(client_addr))</text:p>
            <text:p text:style-name="P6"/>
            <text:p text:style-name="P6">def receive_data(client_socket):</text:p>
            <text:p text:style-name="P6"><text:s text:c="4"/>while True:</text:p>
            <text:p text:style-name="P6"><text:s text:c="8"/>yield client_socket, ACTION_READ</text:p>
            <text:p text:style-name="P6"><text:s text:c="8"/>data = client_socket.recv(4096)</text:p>
            <text:p text:style-name="P6"><text:s text:c="8"/>if not data:</text:p>
            <text:p text:style-name="P6"><text:s text:c="12"/>break</text:p>
            <text:p text:style-name="P6"><text:s text:c="8"/>tasks.append(send_response(client_socket))</text:p>
            <text:p text:style-name="P6"/>
            <text:p text:style-name="P6">def send_response(client_socket):</text:p>
            <text:p text:style-name="P6"><text:s text:c="4"/>yield client_socket, ACTION_WRITE</text:p>
            <text:p text:style-name="P6"><text:s text:c="4"/>client_socket.send(RESPONSE_MESSAGE)</text:p>
            <text:p text:style-name="P6"/>
            <text:p text:style-name="P6">def event_loop():</text:p>
            <text:p text:style-name="P6"><text:s text:c="4"/>while any[tasks, wait_readable, wait_writable]:</text:p>
            <text:p text:style-name="P6"><text:s text:c="8"/>if not tasks:</text:p>
            <text:p text:style-name="P6"><text:s text:c="12"/>readable, writable, _ = select(wait_readable, wait_writable, [])</text:p>
            <text:p text:style-name="P6"><text:s text:c="12"/># when socket is ready for action it can be removed from watch list</text:p>
            <text:p text:style-name="P6"><text:s text:c="12"/># and corresponding task can be continued by calling next()</text:p>
            <text:p text:style-name="P6"><text:s text:c="12"/># to continue task we must put it back to tasks list</text:p>
            <text:p text:style-name="P6"><text:s text:c="12"/>for sock in readable:</text:p>
            <text:p text:style-name="P6"><text:s text:c="16"/>task = wait_readable.pop(sock)</text:p>
            <text:p text:style-name="P6"><text:s text:c="16"/>tasks.append(task)</text:p>
            <text:p text:style-name="P6"><text:s text:c="12"/></text:p>
            <text:p text:style-name="P6"><text:s text:c="12"/>for sock in writable:</text:p>
            <text:p text:style-name="P6"><text:s text:c="16"/>task = wait_writable.pop(sock)</text:p>
            <text:p text:style-name="P6"><text:s text:c="16"/>tasks.append(task)</text:p>
            <text:p text:style-name="P6"/>
            <text:p text:style-name="P6"><text:s text:c="8"/># extract next task and call next() to continue it</text:p>
            <text:p text:style-name="P6"><text:s text:c="8"/># task will go to the next stop and return unready socket or StopIteration</text:p>
            <text:p text:style-name="P6"><text:s text:c="8"/>try:</text:p>
            <text:p text:style-name="P6"><text:s text:c="12"/>task = tasks.pop(0)</text:p>
            <text:p text:style-name="P6"><text:s text:c="12"/>sock, action = next(task)</text:p>
            <text:p text:style-name="P6"><text:s text:c="12"/>if action == ACTION_READ:</text:p>
            <text:p text:style-name="P6"><text:s text:c="16"/>wait_readable[sock] = task</text:p>
            <text:p text:style-name="P6"><text:s text:c="12"/>elif action == ACTION_WRITE:</text:p>
            <text:p text:style-name="P6"><text:s text:c="16"/>wait_writable[sock] = task</text:p>
            <text:p text:style-name="P6"><text:s text:c="8"/>except StopIteration:</text:p>
            <text:p text:style-name="P6"><text:s text:c="12"/>print("Done")</text:p>
            <text:p text:style-name="P6"/>
            <text:p text:style-name="P6"/>
            <text:p text:style-name="P6">if __name__ == "__main__":</text:p>
            <text:p text:style-name="P6"><text:s text:c="4"/>accept_conn = create_server()</text:p>
            <text:p text:style-name="P6"><text:s text:c="4"/>tasks.append(accept_conn)</text:p>
            <text:p text:style-name="P6"><text:s text:c="4"/>event_loop()</text:p>
          </table:table-cell>
        </table:table-row>
      </table:table>
      <text:p text:style-name="P5"/>
      <text:list xml:id="list164831061727263" text:continue-numbering="true" text:style-name="L1">
        <text:list-item>
          <text:p text:style-name="P16">Асинхронный клиент. <text:span text:style-name="T2">Async/await.</text:span></text:p>
        </text:list-item>
      </text:list>
      <table:table table:name="Table5" table:style-name="Table5">
        <table:table-column table:style-name="Table5.A"/>
        <table:table-row table:style-name="TableLine93847064406544">
          <table:table-cell table:style-name="Table5.A1" office:value-type="string">
            <text:p text:style-name="P6">import asyncio</text:p>
            <text:p text:style-name="P6">import aiohttp</text:p>
            <text:p text:style-name="P6"/>
            <text:p text:style-name="P6"/>
            <text:p text:style-name="P6">async def get_html(url):</text:p>
            <text:p text:style-name="P6"><text:s text:c="4"/>async with aiohttp.ClientSession() as session:</text:p>
            <text:p text:style-name="P6"><text:s text:c="8"/>try:</text:p>
            <text:p text:style-name="P6"><text:s text:c="12"/>async with session.get(url) as response:</text:p>
            <text:p text:style-name="P6"><text:s text:c="16"/>return await response.text()</text:p>
            <text:p text:style-name="P6"><text:s text:c="8"/>except aiohttp.ClientConnectorError as e:</text:p>
            <text:p text:style-name="P6"><text:s text:c="12"/>return str(e)</text:p>
            <text:p text:style-name="P6"/>
            <text:p text:style-name="P6"/>
            <text:p text:style-name="P6">if __name__ == "__main__":</text:p>
            <text:p text:style-name="P6"><text:s text:c="4"/>sites = [</text:p>
            <text:p text:style-name="P6"><text:s text:c="12"/>"https://google.com",</text:p>
            <text:p text:style-name="P6"><text:s text:c="12"/>"https://yandex.ru",</text:p>
            <text:p text:style-name="P6"><text:s text:c="12"/>"https://zzz123.com"]</text:p>
            <text:p text:style-name="P6"/>
            <text:p text:style-name="P6"><text:s text:c="4"/>loop = asyncio.get_event_loop()</text:p>
            <text:p text:style-name="P6"><text:s text:c="4"/>results = loop.run_until_complete(</text:p>
            <text:p text:style-name="P6"><text:s text:c="12"/>asyncio.gather(*[get_html(url) for url in sites]))</text:p>
            <text:p text:style-name="P6"><text:s text:c="4"/>loop.close()</text:p>
            <text:p text:style-name="P6"><text:s text:c="4"/>for url, data in zip(sites, results):</text:p>
            <text:p text:style-name="P6"><text:s text:c="8"/>print("=== {0} ===\n{1}\n".format(url, data))</text:p>
          </table:table-cell>
        </table:table-row>
      </table:table>
      <text:list xml:id="list164831551100647" text:continue-numbering="true" text:style-name="L1">
        <text:list-header>
          <text:p text:style-name="P11"/>
        </text:list-header>
        <text:list-item>
          <text:p text:style-name="P10">Асинхронный сервер. Async/await.</text:p>
        </text:list-item>
      </text:list>
      <table:table table:name="Table6" table:style-name="Table6">
        <table:table-column table:style-name="Table6.A"/>
        <table:table-row table:style-name="TableLine93847064406816">
          <table:table-cell table:style-name="Table6.A1" office:value-type="string">
            <text:p text:style-name="P6">import asyncio</text:p>
            <text:p text:style-name="P6">from aiohttp import web</text:p>
            <text:p text:style-name="P6"/>
            <text:p text:style-name="P6"/>
            <text:p text:style-name="P6">async def handle(request):</text:p>
            <text:p text:style-name="P6"><text:s text:c="4"/>name = request.match_info.get("name", "NoName")</text:p>
            <text:p text:style-name="P6"><text:s text:c="4"/>message = "Hello, {0}".format(name)</text:p>
            <text:p text:style-name="P6"><text:s text:c="4"/>return web.Response(text=message)</text:p>
            <text:p text:style-name="P6"/>
            <text:p text:style-name="P6"/>
            <text:p text:style-name="P6">app = web.Application()</text:p>
            <text:p text:style-name="P6">app.add_routes([</text:p>
            <text:p text:style-name="P6"><text:s text:c="4"/>web.get("/", handle),</text:p>
            <text:p text:style-name="P6"><text:s text:c="4"/>web.get("/{name}", handle)])</text:p>
            <text:p text:style-name="P6"/>
            <text:p text:style-name="P6"/>
            <text:p text:style-name="P6">if __name__ == "__main__":</text:p>
            <text:p text:style-name="P6"><text:s text:c="4"/>web.run_app(app)</text:p>
          </table:table-cell>
        </table:table-row>
      </table:table>
      <text:list xml:id="list164832806704852" text:continue-numbering="true" text:style-name="L1">
        <text:list-header>
          <text:p text:style-name="P12"/>
        </text:list-header>
      </text:list>
      <text:list xml:id="list3876291540" text:style-name="L2">
        <text:list-item>
          <text:p text:style-name="P17"><text:span text:style-name="T4">Сопрограмма </text:span><text:span text:style-name="T6">(</text:span><text:span text:style-name="T7">coroutine</text:span><text:span text:style-name="T6">)</text:span><text:span text:style-name="T4"> — объект, возвращаемый сопрограммной функцией </text:span><text:span text:style-name="T6">(coroutine function)</text:span><text:span text:style-name="T4">. </text:span><text:span text:style-name="T5">Сопрограмма может в ходе выполнения один или более раз приостанавливать свою работу и возвращать управление, сохраняя при этом своё состояние.</text:span></text:p>
        </text:list-item>
        <text:list-item>
          <text:p text:style-name="P13"><text:span text:style-name="T5">С</text:span><text:span text:style-name="T3">опрограммная функция </text:span><text:span text:style-name="T6">(coroutine function)</text:span><text:span text:style-name="T4"> — </text:span><text:span text:style-name="T3">функция, объявленная с помощью async def и содержащая ключевые слова await, async for и async with. Возвращает объект сопрограмму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9T12:46:42.627764422</meta:creation-date>
    <dc:date>2020-12-04T16:48:28.427803315</dc:date>
    <meta:editing-duration>PT24M2S</meta:editing-duration>
    <meta:editing-cycles>7</meta:editing-cycles>
    <meta:generator>LibreOffice/7.0.2.2$Linux_X86_64 LibreOffice_project/3a01483fc371ab18cfca4bab0d636937da5eaf70</meta:generator>
    <meta:document-statistic meta:table-count="6" meta:image-count="0" meta:object-count="0" meta:page-count="5" meta:paragraph-count="173" meta:word-count="549" meta:character-count="6349" meta:non-whitespace-character-count="5046"/>
  </office:meta>
</office:document-meta>
</file>